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89cm"/>
    </style:style>
    <style:style style:name="co3" style:family="table-column">
      <style:table-column-properties fo:break-before="auto" style:column-width="3.8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ocuments</text:p>
          </table:table-cell>
          <table:table-cell office:value-type="string" calcext:value-type="string">
            <text:p>WordToVector NOPOS</text:p>
          </table:table-cell>
          <table:table-cell office:value-type="string" calcext:value-type="string">
            <text:p>WordToVector PO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67" calcext:value-type="float">
            <text:p>267</text:p>
          </table:table-cell>
          <table:table-cell office:value-type="float" office:value="298" calcext:value-type="float">
            <text:p>298</text:p>
          </table:table-cell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911" calcext:value-type="float">
            <text:p>911</text:p>
          </table:table-cell>
          <table:table-cell table:style-name="ce1" office:value-type="float" office:value="1104" calcext:value-type="float">
            <text:p>1104</text:p>
          </table:table-cell>
        </table:table-row>
        <table:table-row table:style-name="ro2">
          <table:table-cell office:value-type="float" office:value="64000" calcext:value-type="float">
            <text:p>64000</text:p>
          </table:table-cell>
          <table:table-cell table:style-name="ce1" office:value-type="float" office:value="2867" calcext:value-type="float">
            <text:p>2867</text:p>
          </table:table-cell>
          <table:table-cell table:style-name="ce1"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6:22:40.101444000</meta:creation-date>
    <dc:date>2014-09-02T11:35:49.754526000</dc:date>
    <meta:editing-duration>PT17H26M35S</meta:editing-duration>
    <meta:editing-cycles>2</meta:editing-cycles>
    <meta:generator>LibreOffice/4.2.1.1$MacOSX_X86_64 LibreOffice_project/d7dbbd7842e6a58b0f521599204e827654e1fb8b</meta:generator>
    <meta:document-statistic meta:table-count="1" meta:cell-count="25" meta:object-count="0"/>
  </office:meta>
</office:document-meta>
</file>